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49a2" officeooo:paragraph-rsid="001749a2" style:font-weight-asian="normal" style:font-weight-complex="normal"/>
    </style:style>
    <style:style style:name="P2" style:family="paragraph" style:parent-style-name="Standard">
      <style:text-properties fo:font-weight="normal" officeooo:rsid="001749a2" officeooo:paragraph-rsid="001b0495" style:font-weight-asian="normal" style:font-weight-complex="normal"/>
    </style:style>
    <style:style style:name="P3" style:family="paragraph" style:parent-style-name="Standard">
      <style:text-properties fo:font-weight="normal" officeooo:rsid="0019008b" officeooo:paragraph-rsid="0019008b" style:font-weight-asian="normal" style:font-weight-complex="normal"/>
    </style:style>
    <style:style style:name="P4" style:family="paragraph" style:parent-style-name="Standard">
      <style:text-properties fo:font-weight="normal" officeooo:rsid="001b0495" officeooo:paragraph-rsid="001b0495" style:font-weight-asian="normal" style:font-weight-complex="normal"/>
    </style:style>
    <style:style style:name="P5" style:family="paragraph" style:parent-style-name="Standard">
      <style:text-properties fo:font-weight="normal" officeooo:rsid="001c6eb5" officeooo:paragraph-rsid="001c6eb5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6422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cd4f7" style:font-weight-asian="normal" style:font-weight-complex="normal"/>
    </style:style>
    <style:style style:name="P8" style:family="paragraph" style:parent-style-name="Standard">
      <style:text-properties fo:font-weight="normal" officeooo:rsid="002cd4f7" officeooo:paragraph-rsid="002cd4f7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cd4f7" officeooo:paragraph-rsid="002cd4f7" style:font-weight-asian="normal" style:font-weight-complex="normal"/>
    </style:style>
    <style:style style:name="P10" style:family="paragraph" style:parent-style-name="Standard">
      <style:text-properties fo:font-weight="normal" officeooo:rsid="003fc049" officeooo:paragraph-rsid="003fc049" style:font-weight-asian="normal" style:font-weight-complex="normal"/>
    </style:style>
    <style:style style:name="P11" style:family="paragraph" style:parent-style-name="Standard">
      <style:text-properties fo:font-weight="normal" officeooo:rsid="00408d61" officeooo:paragraph-rsid="00408d61" style:font-weight-asian="normal" style:font-weight-complex="normal"/>
    </style:style>
    <style:style style:name="P12" style:family="paragraph" style:parent-style-name="Standard">
      <style:text-properties fo:font-weight="normal" officeooo:rsid="00454813" officeooo:paragraph-rsid="00454813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454813" officeooo:paragraph-rsid="00454813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54813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b0669" style:font-weight-asian="normal" style:font-weight-complex="normal"/>
    </style:style>
    <style:style style:name="P16" style:family="paragraph" style:parent-style-name="Standard">
      <style:text-properties fo:font-weight="normal" officeooo:rsid="00465292" officeooo:paragraph-rsid="0046529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65292" officeooo:paragraph-rsid="00465292" style:font-weight-asian="normal" style:font-weight-complex="normal"/>
    </style:style>
    <style:style style:name="P18" style:family="paragraph" style:parent-style-name="Standard">
      <style:text-properties fo:font-weight="normal" officeooo:rsid="00471120" officeooo:paragraph-rsid="00471120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71120" officeooo:paragraph-rsid="00471120" style:font-weight-asian="normal" style:font-weight-complex="normal"/>
    </style:style>
    <style:style style:name="P20" style:family="paragraph" style:parent-style-name="Standard">
      <style:text-properties fo:font-weight="normal" officeooo:rsid="004b0669" officeooo:paragraph-rsid="004b0669" style:font-weight-asian="normal" style:font-weight-complex="normal"/>
    </style:style>
    <style:style style:name="P21" style:family="paragraph" style:parent-style-name="Standard">
      <style:text-properties fo:font-weight="normal" officeooo:rsid="005171c3" officeooo:paragraph-rsid="005171c3" style:font-weight-asian="normal" style:font-weight-complex="normal"/>
    </style:style>
    <style:style style:name="P22" style:family="paragraph" style:parent-style-name="Standard">
      <style:text-properties fo:font-weight="normal" officeooo:rsid="005172d5" officeooo:paragraph-rsid="005172d5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5172d5" officeooo:paragraph-rsid="005172d5" style:font-weight-asian="normal" style:font-weight-complex="normal"/>
    </style:style>
    <style:style style:name="P26" style:family="paragraph" style:parent-style-name="Standard">
      <style:text-properties fo:font-weight="normal" officeooo:rsid="0016f52f" officeooo:paragraph-rsid="0016f52f" style:font-weight-asian="normal" style:font-weight-complex="normal"/>
    </style:style>
    <style:style style:name="P27" style:family="paragraph" style:parent-style-name="Standard">
      <style:text-properties fo:font-weight="normal" officeooo:rsid="00517da4" officeooo:paragraph-rsid="00517da4" style:font-weight-asian="normal" style:font-weight-complex="normal"/>
    </style:style>
    <style:style style:name="P28" style:family="paragraph" style:parent-style-name="Standard">
      <style:text-properties fo:font-weight="normal" officeooo:rsid="0056c666" officeooo:paragraph-rsid="0056c666" style:font-weight-asian="normal" style:font-weight-complex="normal"/>
    </style:style>
    <style:style style:name="P29" style:family="paragraph" style:parent-style-name="Standard">
      <style:text-properties officeooo:rsid="001749a2" officeooo:paragraph-rsid="001749a2"/>
    </style:style>
    <style:style style:name="P30" style:family="paragraph" style:parent-style-name="Standard">
      <style:text-properties officeooo:rsid="001ef39f" officeooo:paragraph-rsid="00532bcb"/>
    </style:style>
    <style:style style:name="P31" style:family="paragraph" style:parent-style-name="Standard">
      <style:text-properties fo:color="#c9211e" loext:opacity="100%" fo:font-weight="normal" officeooo:rsid="0026eec0" officeooo:paragraph-rsid="002cd4f7" style:font-weight-asian="normal" style:font-weight-complex="normal"/>
    </style:style>
    <style:style style:name="P32" style:family="paragraph" style:parent-style-name="Standard">
      <style:text-properties fo:color="#c9211e" loext:opacity="100%" fo:font-weight="normal" officeooo:rsid="00465292" officeooo:paragraph-rsid="00465292" style:font-weight-asian="normal" style:font-weight-complex="normal"/>
    </style:style>
    <style:style style:name="P33" style:family="paragraph" style:parent-style-name="Standard">
      <style:text-properties style:use-window-font-color="true" loext:opacity="0%" fo:font-weight="normal" officeooo:rsid="00217a66" officeooo:paragraph-rsid="00217a66" style:font-weight-asian="normal" style:font-weight-complex="normal"/>
    </style:style>
    <style:style style:name="P34" style:family="paragraph" style:parent-style-name="Standard"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37" style:family="paragraph" style:parent-style-name="Standard">
      <style:text-properties style:use-window-font-color="true" loext:opacity="0%" fo:font-weight="normal" officeooo:rsid="004fb5d2" officeooo:paragraph-rsid="004fb5d2" style:font-weight-asian="normal" style:font-weight-complex="normal"/>
    </style:style>
    <style:style style:name="P38" style:family="paragraph" style:parent-style-name="Standard"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41" style:family="paragraph" style:parent-style-name="Standard" style:master-page-name="">
      <style:paragraph-properties style:page-number="auto"/>
      <style:text-properties style:use-window-font-color="true" loext:opacity="0%" fo:font-weight="normal" officeooo:rsid="0050e48d" officeooo:paragraph-rsid="00532bcb" style:font-weight-asian="normal" style:font-weight-complex="normal"/>
    </style:style>
    <style:style style:name="P42" style:family="paragraph" style:parent-style-name="Text_20_body">
      <style:text-properties officeooo:rsid="002cd4f7" officeooo:paragraph-rsid="002cd4f7"/>
    </style:style>
    <style:style style:name="P43" style:family="paragraph" style:parent-style-name="Text_20_body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cd4f7" officeooo:paragraph-rsid="002cd4f7"/>
    </style:style>
    <style:style style:name="P44" style:family="paragraph" style:parent-style-name="Text_20_body">
      <style:text-properties officeooo:rsid="00302726" officeooo:paragraph-rsid="00302726"/>
    </style:style>
    <style:style style:name="P45" style:family="paragraph" style:parent-style-name="Text_20_body">
      <style:text-properties officeooo:rsid="0032cf72" officeooo:paragraph-rsid="0032cf72"/>
    </style:style>
    <style:style style:name="P46" style:family="paragraph" style:parent-style-name="Standard">
      <style:text-properties fo:font-weight="bold" officeooo:rsid="0026eec0" officeooo:paragraph-rsid="002cd4f7" style:font-weight-asian="bold" style:font-weight-complex="bold"/>
    </style:style>
    <style:style style:name="P47" style:family="paragraph" style:parent-style-name="Standard">
      <style:text-properties officeooo:rsid="00388051" officeooo:paragraph-rsid="00388051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88051" officeooo:paragraph-rsid="00388051"/>
    </style:style>
    <style:style style:name="P4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88051" officeooo:paragraph-rsid="00388051"/>
    </style:style>
    <style:style style:name="P50" style:family="paragraph" style:parent-style-name="Standard">
      <style:text-properties officeooo:rsid="003933c5" officeooo:paragraph-rsid="003933c5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933c5" officeooo:paragraph-rsid="003933c5"/>
    </style:style>
    <style:style style:name="P5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933c5" officeooo:paragraph-rsid="003933c5"/>
    </style:style>
    <style:style style:name="P53" style:family="paragraph" style:parent-style-name="Standard">
      <style:text-properties officeooo:rsid="00422838" officeooo:paragraph-rsid="00422838"/>
    </style:style>
    <style:style style:name="P54" style:family="paragraph" style:parent-style-name="Standard">
      <style:text-properties officeooo:rsid="0043576f" officeooo:paragraph-rsid="0043576f"/>
    </style:style>
    <style:style style:name="P55" style:family="paragraph" style:parent-style-name="Standard">
      <style:text-properties officeooo:rsid="0044c0dd" officeooo:paragraph-rsid="0044c0dd"/>
    </style:style>
    <style:style style:name="P56" style:family="paragraph" style:parent-style-name="Standard">
      <style:text-properties officeooo:rsid="004d3d10" officeooo:paragraph-rsid="0056c666"/>
    </style:style>
    <style:style style:name="P57" style:family="paragraph" style:parent-style-name="Standard">
      <style:text-properties officeooo:rsid="001f0c91" officeooo:paragraph-rsid="00532bcb"/>
    </style:style>
    <style:style style:name="P58" style:family="paragraph" style:parent-style-name="Standard">
      <style:text-properties officeooo:rsid="00532bcb" officeooo:paragraph-rsid="00532bcb"/>
    </style:style>
    <style:style style:name="P59" style:family="paragraph" style:parent-style-name="Standard">
      <style:text-properties officeooo:rsid="0056c666" officeooo:paragraph-rsid="0056c666"/>
    </style:style>
    <style:style style:name="P60" style:family="paragraph" style:parent-style-name="Standard">
      <style:text-properties officeooo:rsid="005a10b8" officeooo:paragraph-rsid="005a10b8"/>
    </style:style>
    <style:style style:name="P61" style:family="paragraph" style:parent-style-name="Heading_20_1">
      <style:text-properties style:use-window-font-color="true" loext:opacity="0%"/>
    </style:style>
    <style:style style:name="P62" style:family="paragraph" style:parent-style-name="Heading_20_1">
      <style:text-properties officeooo:paragraph-rsid="00622163"/>
    </style:style>
    <style:style style:name="P63" style:family="paragraph" style:parent-style-name="Heading_20_1">
      <style:text-properties officeooo:rsid="00622163" officeooo:paragraph-rsid="00622163"/>
    </style:style>
    <style:style style:name="P64" style:family="paragraph" style:parent-style-name="Standard">
      <style:text-properties officeooo:rsid="00388051" officeooo:paragraph-rsid="003933c5"/>
    </style:style>
    <style:style style:name="P65" style:family="paragraph" style:parent-style-name="Standard">
      <style:text-properties fo:font-weight="bold" officeooo:rsid="0056c666" officeooo:paragraph-rsid="0056c666" style:font-weight-asian="bold" style:font-weight-complex="bold"/>
    </style:style>
    <style:style style:name="P66" style:family="paragraph" style:parent-style-name="Standard">
      <style:text-properties style:use-window-font-color="true" loext:opacity="0%" fo:font-weight="normal" officeooo:rsid="00217a66" officeooo:paragraph-rsid="00217a66" style:font-weight-asian="normal" style:font-weight-complex="normal"/>
    </style:style>
    <style:style style:name="P67" style:family="paragraph" style:parent-style-name="Standard">
      <style:text-properties officeooo:rsid="00264229" officeooo:paragraph-rsid="0026eec0"/>
    </style:style>
    <style:style style:name="P68" style:family="paragraph" style:parent-style-name="Standard">
      <style:text-properties officeooo:rsid="001749a2" officeooo:paragraph-rsid="001749a2"/>
    </style:style>
    <style:style style:name="P69" style:family="paragraph" style:parent-style-name="Standard">
      <style:text-properties officeooo:rsid="001749a2" officeooo:paragraph-rsid="00333d5d"/>
    </style:style>
    <style:style style:name="P70" style:family="paragraph" style:parent-style-name="Standard">
      <style:text-properties officeooo:rsid="0061a236" officeooo:paragraph-rsid="0061a236"/>
    </style:style>
    <style:style style:name="P71" style:family="paragraph" style:parent-style-name="Standard">
      <style:text-properties officeooo:rsid="0061a236" officeooo:paragraph-rsid="00622163"/>
    </style:style>
    <style:style style:name="P7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61a236" officeooo:paragraph-rsid="00622163"/>
    </style:style>
    <style:style style:name="P7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61a236" officeooo:paragraph-rsid="00622163"/>
    </style:style>
    <style:style style:name="P74" style:family="paragraph" style:parent-style-name="Standard">
      <style:text-properties officeooo:rsid="0061b2d9" officeooo:paragraph-rsid="00622163"/>
    </style:style>
    <style:style style:name="P7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61b2d9" officeooo:paragraph-rsid="00622163"/>
    </style:style>
    <style:style style:name="P7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61b2d9" officeooo:paragraph-rsid="00622163"/>
    </style:style>
    <style:style style:name="P77" style:family="paragraph" style:parent-style-name="Standard">
      <style:text-properties officeooo:rsid="001ef39f" officeooo:paragraph-rsid="001ef39f"/>
    </style:style>
    <style:style style:name="P78" style:family="paragraph" style:parent-style-name="Standard">
      <style:text-properties officeooo:rsid="001ef39f" officeooo:paragraph-rsid="006fb0d5"/>
    </style:style>
    <style:style style:name="P79" style:family="paragraph" style:parent-style-name="Standard">
      <style:text-properties officeooo:rsid="0043576f" officeooo:paragraph-rsid="0043576f"/>
    </style:style>
    <style:style style:name="P80" style:family="paragraph" style:parent-style-name="Standard">
      <style:text-properties officeooo:rsid="0065927f" officeooo:paragraph-rsid="0065927f"/>
    </style:style>
    <style:style style:name="P81" style:family="paragraph" style:parent-style-name="Standard">
      <style:text-properties officeooo:rsid="0065ff71" officeooo:paragraph-rsid="0065ff71"/>
    </style:style>
    <style:style style:name="P82" style:family="paragraph" style:parent-style-name="Standard">
      <style:paragraph-properties fo:margin-top="0.0398in" fo:margin-bottom="0.0398in" style:contextual-spacing="false"/>
      <style:text-properties officeooo:rsid="006b4c09" officeooo:paragraph-rsid="006b4c09"/>
    </style:style>
    <style:style style:name="P83" style:family="paragraph" style:parent-style-name="Standard" style:master-page-name="">
      <loext:graphic-properties draw:fill="none"/>
      <style:paragraph-properties fo:margin-left="0.5in" fo:margin-right="0in" fo:margin-top="0.0398in" fo:margin-bottom="0.0398in" style:contextual-spacing="false" fo:text-indent="0in" style:auto-text-indent="false" style:page-number="auto" fo:background-color="transparent"/>
      <style:text-properties officeooo:rsid="006b4c09" officeooo:paragraph-rsid="006b4c09"/>
    </style:style>
    <style:style style:name="P84" style:family="paragraph" style:parent-style-name="Standard">
      <loext:graphic-properties draw:fill="none"/>
      <style:paragraph-properties fo:margin-left="0.5in" fo:margin-right="0in" fo:margin-top="0.0398in" fo:margin-bottom="0.0398in" style:contextual-spacing="false" fo:text-indent="0in" style:auto-text-indent="false" fo:background-color="transparent"/>
      <style:text-properties officeooo:rsid="006b4c09" officeooo:paragraph-rsid="006b4c09"/>
    </style:style>
    <style:style style:name="P85" style:family="paragraph" style:parent-style-name="Standard" style:master-page-name="">
      <loext:graphic-properties draw:fill="none"/>
      <style:paragraph-properties fo:margin-left="0.5in" fo:margin-right="0in" fo:margin-top="0.0398in" fo:margin-bottom="0.0398in" style:contextual-spacing="false" fo:text-indent="0in" style:auto-text-indent="false" style:page-number="auto" fo:background-color="transparent"/>
      <style:text-properties officeooo:rsid="006b4c09" officeooo:paragraph-rsid="006b4c09"/>
    </style:style>
    <style:style style:name="P86" style:family="paragraph" style:parent-style-name="Standard">
      <loext:graphic-properties draw:fill="none"/>
      <style:paragraph-properties fo:margin-left="0.5in" fo:margin-right="0in" fo:line-height="100%" fo:text-indent="0in" style:auto-text-indent="false" fo:background-color="transparent"/>
      <style:text-properties officeooo:rsid="006b4c09" officeooo:paragraph-rsid="006b4c09"/>
    </style:style>
    <style:style style:name="P87" style:family="paragraph" style:parent-style-name="Standard">
      <loext:graphic-properties draw:fill="none"/>
      <style:paragraph-properties fo:margin-left="0.5in" fo:margin-right="0in" fo:line-height="100%" fo:text-indent="0in" style:auto-text-indent="false" fo:background-color="transparent"/>
    </style:style>
    <style:style style:name="P88" style:family="paragraph" style:parent-style-name="Standard">
      <style:text-properties officeooo:rsid="006c7590" officeooo:paragraph-rsid="006c7590"/>
    </style:style>
    <style:style style:name="P89" style:family="paragraph" style:parent-style-name="Standard">
      <style:text-properties officeooo:rsid="0016f52f" officeooo:paragraph-rsid="006fb0d5"/>
    </style:style>
    <style:style style:name="P90" style:family="paragraph" style:parent-style-name="Standard">
      <style:text-properties officeooo:rsid="0034550d" officeooo:paragraph-rsid="006fb0d5"/>
    </style:style>
    <style:style style:name="P91" style:family="paragraph" style:parent-style-name="Standard">
      <style:text-properties officeooo:rsid="003aee52" officeooo:paragraph-rsid="006fb0d5"/>
    </style:style>
    <style:style style:name="P92" style:family="paragraph" style:parent-style-name="Standard">
      <style:text-properties officeooo:paragraph-rsid="006fb0d5"/>
    </style:style>
    <style:style style:name="P93" style:family="paragraph" style:parent-style-name="Standard">
      <style:text-properties officeooo:rsid="006fb0d5" officeooo:paragraph-rsid="006fb0d5"/>
    </style:style>
    <style:style style:name="P94" style:family="paragraph" style:parent-style-name="Standard">
      <style:text-properties fo:color="#c9211e" loext:opacity="100%" fo:font-weight="normal" officeooo:rsid="0022f610" officeooo:paragraph-rsid="00715600" style:font-weight-asian="normal" style:font-weight-complex="normal"/>
    </style:style>
    <style:style style:name="P95" style:family="paragraph" style:parent-style-name="Standard">
      <style:text-properties fo:color="#c9211e" loext:opacity="100%" fo:font-weight="normal" officeooo:rsid="0026eec0" officeooo:paragraph-rsid="007173da" style:font-weight-asian="normal" style:font-weight-complex="normal"/>
    </style:style>
    <style:style style:name="P96" style:family="paragraph" style:parent-style-name="Standard">
      <style:text-properties fo:color="#c9211e" loext:opacity="100%" officeooo:rsid="001fc690" officeooo:paragraph-rsid="00715600"/>
    </style:style>
    <style:style style:name="P97" style:family="paragraph" style:parent-style-name="Standard">
      <style:text-properties officeooo:rsid="005894cd" officeooo:paragraph-rsid="005894cd"/>
    </style:style>
    <style:style style:name="P98" style:family="paragraph" style:parent-style-name="Text_20_body">
      <style:text-properties officeooo:rsid="00622163" officeooo:paragraph-rsid="00622163"/>
    </style:style>
    <style:style style:name="P9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22163" officeooo:paragraph-rsid="00622163"/>
    </style:style>
    <style:style style:name="P10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22163" officeooo:paragraph-rsid="00622163"/>
    </style:style>
    <style:style style:name="P10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22163" officeooo:paragraph-rsid="00622163"/>
    </style:style>
    <style:style style:name="P10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22163" officeooo:paragraph-rsid="00622163"/>
    </style:style>
    <style:style style:name="P103" style:family="paragraph" style:parent-style-name="Text_20_body">
      <style:text-properties officeooo:rsid="0065ff71" officeooo:paragraph-rsid="0065ff71"/>
    </style:style>
    <style:style style:name="P104" style:family="paragraph" style:parent-style-name="Text_20_body">
      <style:text-properties officeooo:rsid="0067a284" officeooo:paragraph-rsid="0067a284"/>
    </style:style>
    <style:style style:name="P105" style:family="paragraph" style:parent-style-name="Text_20_body">
      <style:text-properties officeooo:rsid="006988ce" officeooo:paragraph-rsid="006988ce"/>
    </style:style>
    <style:style style:name="P10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988ce" officeooo:paragraph-rsid="006988ce"/>
    </style:style>
    <style:style style:name="P10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988ce" officeooo:paragraph-rsid="006988ce"/>
    </style:style>
    <style:style style:name="P10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988ce" officeooo:paragraph-rsid="006e72a4"/>
    </style:style>
    <style:style style:name="P10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988ce" officeooo:paragraph-rsid="006e72a4"/>
    </style:style>
    <style:style style:name="P1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1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1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1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1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16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6a9d39" officeooo:paragraph-rsid="006e72a4"/>
    </style:style>
    <style:style style:name="P117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6a9d39" officeooo:paragraph-rsid="006e72a4"/>
    </style:style>
    <style:style style:name="P118" style:family="paragraph" style:parent-style-name="Text_20_body">
      <style:text-properties officeooo:rsid="006a9d39" officeooo:paragraph-rsid="006a9d39"/>
    </style:style>
    <style:style style:name="P119" style:family="paragraph" style:parent-style-name="Text_20_body">
      <style:text-properties officeooo:rsid="006b4c09" officeooo:paragraph-rsid="006b4c09"/>
    </style:style>
    <style:style style:name="P120" style:family="paragraph" style:parent-style-name="Text_20_body" style:master-page-name="">
      <loext:graphic-properties draw:fill="none"/>
      <style:paragraph-properties fo:margin-left="0.5in" fo:margin-right="0in" fo:margin-top="0in" fo:margin-bottom="0.0575in" style:contextual-spacing="false" fo:line-height="100%" fo:text-indent="0in" style:auto-text-indent="false" style:page-number="auto" fo:background-color="transparent"/>
      <style:text-properties officeooo:rsid="006b4c09" officeooo:paragraph-rsid="006b4c09"/>
    </style:style>
    <style:style style:name="P121" style:family="paragraph" style:parent-style-name="Text_20_body">
      <loext:graphic-properties draw:fill="none"/>
      <style:paragraph-properties fo:margin-left="0.5in" fo:margin-right="0in" fo:margin-top="0in" fo:margin-bottom="0.0575in" style:contextual-spacing="false" fo:line-height="100%" fo:text-indent="0in" style:auto-text-indent="false" fo:background-color="transparent"/>
      <style:text-properties officeooo:rsid="006b4c09" officeooo:paragraph-rsid="006b4c09"/>
    </style:style>
    <style:style style:name="P12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e72a4" officeooo:paragraph-rsid="006e72a4"/>
    </style:style>
    <style:style style:name="P12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e72a4" officeooo:paragraph-rsid="006e72a4"/>
    </style:style>
    <style:style style:name="P12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bold" officeooo:rsid="006e72a4" officeooo:paragraph-rsid="006e72a4" style:font-weight-asian="bold" style:font-weight-complex="bold"/>
    </style:style>
    <style:style style:name="P12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e72a4" officeooo:paragraph-rsid="006e72a4" style:font-weight-asian="bold" style:font-weight-complex="bold"/>
    </style:style>
    <style:style style:name="P12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e9686" officeooo:paragraph-rsid="006e9686"/>
    </style:style>
    <style:style style:name="P1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e9686" officeooo:paragraph-rsid="006e96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495" style:font-weight-asian="bold" style:font-weight-complex="bold"/>
    </style:style>
    <style:style style:name="T3" style:family="text">
      <style:text-properties fo:font-weight="bold" officeooo:rsid="002cd4f7" style:font-weight-asian="bold" style:font-weight-complex="bold"/>
    </style:style>
    <style:style style:name="T4" style:family="text">
      <style:text-properties fo:font-weight="bold" officeooo:rsid="004b0669" style:font-weight-asian="bold" style:font-weight-complex="bold"/>
    </style:style>
    <style:style style:name="T5" style:family="text">
      <style:text-properties fo:font-weight="bold" officeooo:rsid="0061b2d9" style:font-weight-asian="bold" style:font-weight-complex="bold"/>
    </style:style>
    <style:style style:name="T6" style:family="text">
      <style:text-properties fo:font-weight="bold" officeooo:rsid="006a9d39" style:font-weight-asian="bold" style:font-weight-complex="bold"/>
    </style:style>
    <style:style style:name="T7" style:family="text">
      <style:text-properties fo:font-weight="bold" officeooo:rsid="006e72a4" style:font-weight-asian="bold" style:font-weight-complex="bold"/>
    </style:style>
    <style:style style:name="T8" style:family="text">
      <style:text-properties fo:font-weight="bold" officeooo:rsid="00315d7c" style:font-weight-asian="bold" style:font-weight-complex="bold"/>
    </style:style>
    <style:style style:name="T9" style:family="text">
      <style:text-properties fo:font-weight="bold" officeooo:rsid="006e9686" style:font-weight-asian="bold" style:font-weight-complex="bold"/>
    </style:style>
    <style:style style:name="T10" style:family="text">
      <style:text-properties fo:font-weight="bold" officeooo:rsid="00726ac0" style:font-weight-asian="bold" style:font-weight-complex="bold"/>
    </style:style>
    <style:style style:name="T11" style:family="text">
      <style:text-properties officeooo:rsid="002cd4f7"/>
    </style:style>
    <style:style style:name="T12" style:family="text">
      <style:text-properties officeooo:rsid="00315d7c"/>
    </style:style>
    <style:style style:name="T13" style:family="text">
      <style:text-properties fo:color="#c9211e" loext:opacity="100%"/>
    </style:style>
    <style:style style:name="T14" style:family="text">
      <style:text-properties officeooo:rsid="003933c5"/>
    </style:style>
    <style:style style:name="T15" style:family="text">
      <style:text-properties officeooo:rsid="00454813"/>
    </style:style>
    <style:style style:name="T16" style:family="text">
      <style:text-properties officeooo:rsid="00465292"/>
    </style:style>
    <style:style style:name="T17" style:family="text">
      <style:text-properties officeooo:rsid="00477db1"/>
    </style:style>
    <style:style style:name="T18" style:family="text">
      <style:text-properties officeooo:rsid="0048ca57"/>
    </style:style>
    <style:style style:name="T19" style:family="text">
      <style:text-properties officeooo:rsid="004987ae"/>
    </style:style>
    <style:style style:name="T20" style:family="text">
      <style:text-properties officeooo:rsid="004b0669"/>
    </style:style>
    <style:style style:name="T21" style:family="text">
      <style:text-properties officeooo:rsid="004c8db1"/>
    </style:style>
    <style:style style:name="T22" style:family="text">
      <style:text-properties officeooo:rsid="00532bcb"/>
    </style:style>
    <style:style style:name="T23" style:family="text">
      <style:text-properties officeooo:rsid="0054e0a9"/>
    </style:style>
    <style:style style:name="T24" style:family="text">
      <style:text-properties officeooo:rsid="0056c66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b9305" style:font-weight-asian="normal" style:font-weight-complex="normal"/>
    </style:style>
    <style:style style:name="T27" style:family="text">
      <style:text-properties fo:font-weight="normal" officeooo:rsid="0035ba6e" style:font-weight-asian="normal" style:font-weight-complex="normal"/>
    </style:style>
    <style:style style:name="T28" style:family="text">
      <style:text-properties fo:font-weight="normal" officeooo:rsid="00379b4e" style:font-weight-asian="normal" style:font-weight-complex="normal"/>
    </style:style>
    <style:style style:name="T29" style:family="text">
      <style:text-properties fo:font-weight="normal" officeooo:rsid="003aee52" style:font-weight-asian="normal" style:font-weight-complex="normal"/>
    </style:style>
    <style:style style:name="T30" style:family="text">
      <style:text-properties fo:font-weight="normal" officeooo:rsid="006a9d39" style:font-weight-asian="normal" style:font-weight-complex="normal"/>
    </style:style>
    <style:style style:name="T31" style:family="text">
      <style:text-properties fo:font-weight="normal" officeooo:rsid="006e72a4" style:font-weight-asian="normal" style:font-weight-complex="normal"/>
    </style:style>
    <style:style style:name="T32" style:family="text">
      <style:text-properties officeooo:rsid="005e55f9"/>
    </style:style>
    <style:style style:name="T33" style:family="text">
      <style:text-properties officeooo:rsid="005f0d5e"/>
    </style:style>
    <style:style style:name="T34" style:family="text">
      <style:text-properties officeooo:rsid="0061b2d9"/>
    </style:style>
    <style:style style:name="T35" style:family="text">
      <style:text-properties officeooo:rsid="00622163"/>
    </style:style>
    <style:style style:name="T36" style:family="text">
      <style:text-properties officeooo:rsid="00388051"/>
    </style:style>
    <style:style style:name="T37" style:family="text">
      <style:text-properties officeooo:rsid="00628d55"/>
    </style:style>
    <style:style style:name="T38" style:family="text">
      <style:text-properties officeooo:rsid="006988ce"/>
    </style:style>
    <style:style style:name="T39" style:family="text">
      <style:text-properties officeooo:rsid="006a9d39"/>
    </style:style>
    <style:style style:name="T40" style:family="text">
      <style:text-properties officeooo:rsid="006b4c09"/>
    </style:style>
    <style:style style:name="T41" style:family="text">
      <style:text-properties officeooo:rsid="006e72a4"/>
    </style:style>
    <style:style style:name="T42" style:family="text">
      <style:text-properties officeooo:rsid="006e9686"/>
    </style:style>
    <style:style style:name="T43" style:family="text">
      <style:text-properties officeooo:rsid="00726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Microsoft’s tutorial: <text:a xlink:type="simple" xlink:href="https://learn.microsoft.com/en-us/dotnet/visual-basic/" text:style-name="Internet_20_link" text:visited-style-name="Visited_20_Internet_20_Link">https://learn.microsoft.com/en-us/dotnet/visual-basic/</text:a></text:p>
      <text:p text:style-name="P29"/>
      <text:p text:style-name="P29">VBA is case insensitive</text:p>
      <text:p text:style-name="P29"/>
      <text:p text:style-name="P55">VBA scripts are supported in .xls<text:span text:style-name="T1">m</text:span>-files.</text:p>
      <text:p text:style-name="P55">Dedicated tools are in menu “Developer”. It should be enabled, go to File→ Options → Customize Ribbon and check “Developer” in “Main Tabs” section.</text:p>
      <text:p text:style-name="P54"/>
      <text:p text:style-name="P54">Console with debug-messages is called “Immediate window”: View → Immediate window</text:p>
      <text:p text:style-name="P54">Print messages via: Debug.Print(“Something”)</text:p>
      <text:p text:style-name="P54"/>
      <text:p text:style-name="P55">Disable message-box window on syntax error. Go to Tools→Options → Editor and uncheck “Auto Syntax Check”. <text:span text:style-name="T15">Errors still will be highlighted in red.</text:span></text:p>
      <text:p text:style-name="P69"/>
      <text:p text:style-name="P80">Inspect all declared classes(even defined your self): View→Object Browser</text:p>
      <text:p text:style-name="P80"/>
      <text:p text:style-name="P78">Supports global variables:</text:p>
      <text:p text:style-name="P78"><text:tab/>Private ws As Worksheet ‘ module scope</text:p>
      <text:p text:style-name="P78"><text:tab/>Public ws As Worksheet ‘ global scope</text:p>
      <text:p text:style-name="P89"/>
      <text:p text:style-name="P78">Assign by value, ok for primitive types</text:p>
      <text:p text:style-name="P89"><text:tab/>Dim x As Integer</text:p>
      <text:p text:style-name="P89"><text:span text:style-name="T1"><text:tab/>Let</text:span> x = 1 ‘ <text:span text:style-name="T1">may omit Let</text:span></text:p>
      <text:p text:style-name="P89"/>
      <text:p text:style-name="P78">Assign by reference</text:p>
      <text:p text:style-name="P89"><text:tab/>Dim ws As Worksheet</text:p>
      <text:p text:style-name="P89"><text:span text:style-name="T1"><text:tab/>Set</text:span> ws = ThisWorkbook.Worksheets(“orders”)</text:p>
      <text:p text:style-name="P89"/>
      <text:p text:style-name="P78">Nothing – value for reference-types. Check via:</text:p>
      <text:p text:style-name="P78"><text:tab/>ws Is Nothing</text:p>
      <text:p text:style-name="P90">Assign via:</text:p>
      <text:p text:style-name="P90"><text:tab/>Set ws = Nothing</text:p>
      <text:p text:style-name="P78"/>
      <text:p text:style-name="P91">Constants:</text:p>
      <text:p text:style-name="P92"><text:span text:style-name="T29"><text:tab/>Const PI As Double = 3.14</text:span></text:p>
      <text:p text:style-name="P92"><text:span text:style-name="T29"/></text:p>
      <text:p text:style-name="P93"><text:span text:style-name="T29">N</text:span><text:span text:style-name="T25">o need to “import” module – all Public is accessible from anywhere within project even w/o specifying module name.</text:span></text:p>
      <text:p text:style-name="P93"><text:span text:style-name="T25">But it is allowed to use. “fully qualified name”, may be useful in case name conflicts:</text:span></text:p>
      <text:p text:style-name="P93"><text:span text:style-name="T25"><text:tab/>Let x = MagicModule.MagicConst</text:span></text:p>
      <text:p text:style-name="P93"><text:span text:style-name="T25"/></text:p>
      <text:h text:style-name="Heading_20_1" text:outline-level="1">Data types</text:h>
      <text:p text:style-name="P47">Byte(unsigned), Integer(16 bits), Long(32 bits), Single, Double, Currency, Decimal,</text:p>
      <text:p text:style-name="P47">String(<text:span text:style-name="T13">fixed vs variable length</text:span>), <text:span text:style-name="T32">Char(16 bits), </text:span>Date, Boolean(True, False), Object, Variant(<text:span text:style-name="T13">numeric vs text</text:span>)</text:p>
      <text:p text:style-name="P47"/>
      <text:h text:style-name="Heading_20_2" text:outline-level="2">String</text:h>
      <text:p text:style-name="P81">Doc.: <text:a xlink:type="simple" xlink:href="https://learn.microsoft.com/en-us/dotnet/visual-basic/programming-guide/language-features/strings/" text:style-name="Internet_20_link" text:visited-style-name="Visited_20_Internet_20_Link">https://learn.microsoft.com/en-us/dotnet/visual-basic/programming-guide/language-features/strings/</text:a></text:p>
      <text:p text:style-name="P81"><text:soft-page-break/></text:p>
      <text:p text:style-name="P53">Concatenate using &amp; or +:</text:p>
      <text:p text:style-name="P53"><text:tab/>“Hello” + “ “ &amp; “world”</text:p>
      <text:p text:style-name="P53"/>
      <text:p text:style-name="P65">Useful methods</text:p>
      <text:p text:style-name="P56">CStr(1) - <text:span text:style-name="T24">t</text:span>o string</text:p>
      <text:p text:style-name="P59">Split(text, delim, limit) – splits string, returns array</text:p>
      <text:p text:style-name="P60">Join(wordsList, delim) – concats words using delim and returns a single String</text:p>
      <text:p text:style-name="P97">Filter(wordsList, subStr) – returns only words, which contain subStr</text:p>
      <text:p text:style-name="P97"/>
      <text:p text:style-name="P95">Format string?</text:p>
      <text:p text:style-name="P56"/>
      <text:h text:style-name="Heading_20_2" text:outline-level="2">Date</text:h>
      <text:p text:style-name="P50">May contain date, time or both.</text:p>
      <text:p text:style-name="P47"><text:span text:style-name="T14">Date l</text:span>iterals <text:span text:style-name="T14">syntax:</text:span> #MM/dd/yyyy# or #yyyy-MM-dd#. For example:</text:p>
      <text:p text:style-name="P48">Dim dt As Date</text:p>
      <text:p text:style-name="P49">dt = #02/<text:span text:style-name="T35">22</text:span>/1992#</text:p>
      <text:p text:style-name="P49">dt = #1992-02-<text:span text:style-name="T35">22</text:span>#</text:p>
      <text:p text:style-name="P50">Time literals may be in 12-hour or 24-hour format: #hh:mm:ss AM# or #hh:mm:ss#.</text:p>
      <text:p text:style-name="P51">Dim tm As Date</text:p>
      <text:p text:style-name="P52">tm = #01:02:03 AM#</text:p>
      <text:p text:style-name="P52">tm = #01:02:03#</text:p>
      <text:p text:style-name="P50">Both date and time:</text:p>
      <text:p text:style-name="P51">Dim inst As Date</text:p>
      <text:p text:style-name="P52">inst = #1992-02-<text:span text:style-name="T35">22</text:span> 01:02:03#</text:p>
      <text:p text:style-name="P50">See Format(to formatted string), DateDiff(calc. duration), C<text:span text:style-name="T21">D</text:span>ate(from string)</text:p>
      <text:p text:style-name="P50"/>
      <text:h text:style-name="Heading_20_2" text:outline-level="2">Variant</text:h>
      <text:p text:style-name="P58">Variables of this type may contain any data-type</text:p>
      <text:p text:style-name="P30">Null – value for type Variant. Check via:</text:p>
      <text:p text:style-name="P30"><text:tab/>IsNull(ws)</text:p>
      <text:p text:style-name="P57">Empty – uninitialized Variant. Check via:</text:p>
      <text:p text:style-name="P57"><text:tab/>IsEmpty(ws)</text:p>
      <text:p text:style-name="P64"/>
      <text:p text:style-name="P77"/>
      <text:h text:style-name="Heading_20_1" text:outline-level="1">Arrays</text:h>
      <text:p text:style-name="P21">0-based indexes</text:p>
      <text:p text:style-name="P22">Fixed size, specify <text:span text:style-name="T1">last index</text:span>:</text:p>
      <text:p text:style-name="P23">Dim arr(5) As Integer ‘ array with 6 items</text:p>
      <text:p text:style-name="P24">Multi dimensional:</text:p>
      <text:p text:style-name="P25"><text:tab/>Dim arr(5, 5) As Integer</text:p>
      <text:p text:style-name="P22">Re-sizable, don’t specify last index:</text:p>
      <text:p text:style-name="P23">Dim arr() As Integer</text:p>
      <text:p text:style-name="P27">To re-size such array:</text:p>
      <text:p text:style-name="P27"><text:tab/>ReDim Preserve arr(10)</text:p>
      <text:p text:style-name="P27">Values in arr <text:span text:style-name="T1">are lost</text:span> if omit Preserve. <text:span text:style-name="T23">It is allowed to ReDim Preserve only last dimension of multi-dimensional array.</text:span></text:p>
      <text:p text:style-name="P27"><text:soft-page-break/></text:p>
      <text:p text:style-name="P27">Arrays are passed to functions by ref. Declare array argument w/o size:</text:p>
      <text:p text:style-name="P27"><text:tab/>Function sum(x() As Integer) As Integer</text:p>
      <text:p text:style-name="P27"/>
      <text:p text:style-name="P65">Useful methods</text:p>
      <text:p text:style-name="P28">UBound() - returns last index</text:p>
      <text:p text:style-name="P28"/>
      <text:p text:style-name="P26"/>
      <text:h text:style-name="P62" text:outline-level="1">Enums</text:h>
      <text:p text:style-name="P71"><text:span text:style-name="T1">Declare </text:span><text:span text:style-name="T5">at the top of a file</text:span><text:span text:style-name="T34">, before any method/function</text:span></text:p>
      <text:p text:style-name="P72">Enum Items</text:p>
      <text:p text:style-name="P73"><text:tab/><text:span text:style-name="T34">One</text:span></text:p>
      <text:p text:style-name="P73"><text:tab/><text:span text:style-name="T34">Two</text:span></text:p>
      <text:p text:style-name="P73"><text:tab/><text:span text:style-name="T34">Three</text:span></text:p>
      <text:p text:style-name="P73">End Enum</text:p>
      <text:p text:style-name="P74">Usage</text:p>
      <text:p text:style-name="P75">Dim i As Items</text:p>
      <text:p text:style-name="P76"><text:span text:style-name="T34">i = Items.One</text:span></text:p>
      <text:p text:style-name="Text_20_body"/>
      <text:h text:style-name="Heading_20_1" text:outline-level="1">Operators</text:h>
      <text:p text:style-name="P10">= same as ==</text:p>
      <text:p text:style-name="P10">&lt;&gt; same as !=</text:p>
      <text:p text:style-name="P11">Logical operators are <text:span text:style-name="T1">not “short circuit”</text:span>.</text:p>
      <text:p text:style-name="P10">AND same as &amp;</text:p>
      <text:p text:style-name="P10">OR same as |</text:p>
      <text:p text:style-name="P10">NOT same as !</text:p>
      <text:p text:style-name="P10"><text:tab/>NOT(a &gt; 0 AND b &gt; 0)</text:p>
      <text:p text:style-name="P10">XOR same ^</text:p>
      <text:p text:style-name="P10"/>
      <text:h text:style-name="Heading_20_1" text:outline-level="1">If statement</text:h>
      <text:p text:style-name="P13">If x &gt; y Then</text:p>
      <text:p text:style-name="P14"><text:tab/>‘ do this</text:p>
      <text:p text:style-name="P14">ElseIf</text:p>
      <text:p text:style-name="P14"><text:tab/>‘ do that</text:p>
      <text:p text:style-name="P14">Else</text:p>
      <text:p text:style-name="P14"><text:tab/>‘ do else</text:p>
      <text:p text:style-name="P14">End If</text:p>
      <text:p text:style-name="P12"/>
      <text:h text:style-name="Heading_20_1" text:outline-level="1">Select Case statement</text:h>
      <text:p text:style-name="P13">Select Case x</text:p>
      <text:p text:style-name="P14">Case <text:span text:style-name="T17">1</text:span></text:p>
      <text:p text:style-name="P14"><text:tab/>‘ x = <text:span text:style-name="T17">1</text:span></text:p>
      <text:p text:style-name="P15">Case <text:span text:style-name="T18">y</text:span></text:p>
      <text:p text:style-name="P15"><text:tab/>‘ x <text:span text:style-name="T18">= y</text:span></text:p>
      <text:p text:style-name="P14"><text:soft-page-break/>Case <text:span text:style-name="T18">2 To 5</text:span></text:p>
      <text:p text:style-name="P14"><text:tab/>‘ x is <text:span text:style-name="T18">[2; 5], </text:span><text:span text:style-name="T4">yes including 5</text:span></text:p>
      <text:p text:style-name="P19">Case <text:span text:style-name="T18">Is &gt; 10</text:span></text:p>
      <text:p text:style-name="P19"><text:tab/>‘ x &gt; <text:span text:style-name="T19">10</text:span></text:p>
      <text:p text:style-name="P14">Case Else</text:p>
      <text:p text:style-name="P14"><text:tab/>‘ <text:span text:style-name="T16">none of above</text:span></text:p>
      <text:p text:style-name="P17">End Select</text:p>
      <text:p text:style-name="P16"/>
      <text:p text:style-name="P18">May combine expressions in <text:span text:style-name="T20">Case:</text:span></text:p>
      <text:p text:style-name="P18"><text:tab/><text:span text:style-name="T20">Case 1, y, 2 To 5, Is &gt; 10</text:span></text:p>
      <text:p text:style-name="P20"/>
      <text:p text:style-name="P20">May check if alphabetically between 2 strings:</text:p>
      <text:p text:style-name="P20"><text:tab/>Case “alpha” To “beta”</text:p>
      <text:p text:style-name="P32"/>
      <text:h text:style-name="Heading_20_1" text:outline-level="1">For loop</text:h>
      <text:p text:style-name="P35">Dim i As Integer</text:p>
      <text:p text:style-name="P36">For i = 0 To 5 Step 1 ‘ <text:span text:style-name="T1">5 is inclusive</text:span></text:p>
      <text:p text:style-name="P36"><text:tab/>‘ actions</text:p>
      <text:p text:style-name="P36">Next</text:p>
      <text:p text:style-name="P37">Or</text:p>
      <text:p text:style-name="P35">For Each i In group ‘ group is array or collection(<text:span text:style-name="T13">what is collection?</text:span>)</text:p>
      <text:p text:style-name="P36"><text:tab/>‘ actions</text:p>
      <text:p text:style-name="P36">Next</text:p>
      <text:p text:style-name="P34"/>
      <text:p text:style-name="P34">Exit For – works like brake</text:p>
      <text:p text:style-name="P34"/>
      <text:h text:style-name="Heading_20_1" text:outline-level="1">While <text:span text:style-name="T33">loop</text:span></text:h>
      <text:p text:style-name="P39">While i &lt; 5</text:p>
      <text:p text:style-name="P40"><text:tab/>‘ actons</text:p>
      <text:p text:style-name="P40">Wend</text:p>
      <text:p text:style-name="P41"/>
      <text:h text:style-name="Heading_20_1" text:outline-level="1"><text:span text:style-name="T22">D</text:span>o-while loop</text:h>
      <text:p text:style-name="P40">Do</text:p>
      <text:p text:style-name="P40"><text:tab/>‘ actions</text:p>
      <text:p text:style-name="P40">Loop While i &lt; 5</text:p>
      <text:p text:style-name="P38"/>
      <text:p text:style-name="P38">Exit Do – breaks do-while loop</text:p>
      <text:h text:style-name="P61" text:outline-level="1">Sub vs Function</text:h>
      <text:p text:style-name="P44">Function – returns value, Sub – does not, it is sub-routine.</text:p>
      <text:p text:style-name="P44">To return value from Function getValue():</text:p>
      <text:p text:style-name="P44"><text:tab/>Function getValue() <text:span text:style-name="T12">As Integer</text:span></text:p>
      <text:p text:style-name="P44"><text:tab/><text:tab/><text:span text:style-name="T12">getValue = 0 ‘ will be ignored</text:span></text:p>
      <text:p text:style-name="P44"><text:soft-page-break/><text:tab/><text:tab/><text:span text:style-name="T12">getValue = 1 ‘ </text:span><text:span text:style-name="T8">last assigned </text:span><text:span text:style-name="T9">value </text:span><text:span text:style-name="T8">is returned</text:span></text:p>
      <text:p text:style-name="P44"><text:tab/><text:tab/><text:span text:style-name="T10">Exit</text:span><text:span text:style-name="T8"> Function</text:span><text:span text:style-name="T12"> ‘ not to execute further, but return now</text:span></text:p>
      <text:p text:style-name="P44"><text:tab/><text:tab/>… <text:span text:style-name="T12">unreachable instructions … </text:span></text:p>
      <text:p text:style-name="P44"><text:tab/><text:span text:style-name="T12">End Function</text:span></text:p>
      <text:p text:style-name="P45">To return from Sub:</text:p>
      <text:p text:style-name="P45"><text:tab/><text:span text:style-name="T43">Exit</text:span> Sub</text:p>
      <text:h text:style-name="P63" text:outline-level="1">User-defined type<text:span text:style-name="T42">s</text:span>(structure<text:span text:style-name="T42">s</text:span>)</text:h>
      <text:p text:style-name="P103">It is <text:span text:style-name="T1">value-type</text:span> – all is copied on assignment.</text:p>
      <text:p text:style-name="P104"><text:span text:style-name="T38">Members</text:span> are Public by default.</text:p>
      <text:p text:style-name="P98">Declare</text:p>
      <text:p text:style-name="P99">Type Person</text:p>
      <text:p text:style-name="P100"><text:tab/>Name As String</text:p>
      <text:p text:style-name="P100"><text:tab/>BirthDate As Date</text:p>
      <text:p text:style-name="P100">End Type</text:p>
      <text:p text:style-name="P98">Use</text:p>
      <text:p text:style-name="P99">Dim Max As Person</text:p>
      <text:p text:style-name="P100">Max.Name = “Max”</text:p>
      <text:p text:style-name="P100">Max.BirthDate = #<text:span text:style-name="T36">199</text:span>3<text:span text:style-name="T36">-0</text:span><text:span text:style-name="T37">2</text:span><text:span text:style-name="T36">-</text:span><text:span text:style-name="T37">22</text:span>#</text:p>
      <text:p text:style-name="P98">Or</text:p>
      <text:p text:style-name="P99">With Max</text:p>
      <text:p text:style-name="P100"><text:tab/>.Name = “Max”</text:p>
      <text:p text:style-name="P100"><text:tab/>.BirthDate = #<text:span text:style-name="T36">1992-02-</text:span>22#</text:p>
      <text:p text:style-name="P100">End With</text:p>
      <text:h text:style-name="P63" text:outline-level="1">Class<text:span text:style-name="T42">es</text:span></text:h>
      <text:p text:style-name="P105">It is reference-type.</text:p>
      <text:p text:style-name="P105">Members are Private by default.</text:p>
      <text:p text:style-name="P118">Me substitutes this.</text:p>
      <text:p text:style-name="P105">Should be declared inside class-module<text:span text:style-name="T40">(dedicated file)</text:span>, <text:span text:style-name="T6">w/o any Class – End Class enclosing</text:span>. Example of class-module Person:</text:p>
      <text:p text:style-name="P106"><text:span text:style-name="T39">Private</text:span> <text:span text:style-name="T6">m</text:span>Name As String</text:p>
      <text:p text:style-name="P107"><text:span text:style-name="T39">Private</text:span> <text:span text:style-name="T6">m</text:span><text:span text:style-name="T35">BirthDate</text:span> As Date</text:p>
      <text:p text:style-name="P107"><text:soft-page-break/></text:p>
      <text:p text:style-name="P107">Public Sub Do<text:span text:style-name="T39">Smth</text:span>()</text:p>
      <text:p text:style-name="P107"><text:s text:c="4"/>…</text:p>
      <text:p text:style-name="P107">End Sub</text:p>
      <text:p text:style-name="P110"><text:span text:style-name="T1">Getters/setters</text:span> are declared as properties:</text:p>
      <text:p text:style-name="P114">Public Property Get Name() As String</text:p>
      <text:p text:style-name="P115"><text:tab/>Name = mName</text:p>
      <text:p text:style-name="P115">End Property</text:p>
      <text:p text:style-name="P115"/>
      <text:p text:style-name="P115">Public Property Let Name(value As String)</text:p>
      <text:p text:style-name="P115"><text:tab/>mName = value</text:p>
      <text:p text:style-name="P115">End Property</text:p>
      <text:p text:style-name="P111">Use <text:span text:style-name="T25">Property</text:span><text:span text:style-name="T1"> Set</text:span> <text:span text:style-name="T40">for</text:span> ref.-type <text:span text:style-name="T40">setter.</text:span></text:p>
      <text:p text:style-name="P111">Use <text:span text:style-name="T40">getters/setters</text:span> as fields – not method calls:</text:p>
      <text:p text:style-name="P113">n = Max.Name </text:p>
      <text:p text:style-name="P112">Max.Name = “Max”</text:p>
      <text:p text:style-name="P119"><text:span text:style-name="T1">Constructor and destructor</text:span> are declared as:</text:p>
      <text:p text:style-name="P120">Private Sub Class_Initialize()</text:p>
      <text:p text:style-name="P121">End Sub</text:p>
      <text:p text:style-name="P87">Private Sub Class_Terminate()</text:p>
      <text:p text:style-name="P86">End Sub</text:p>
      <text:p text:style-name="P82">Do not accept arguments, may just set default values.</text:p>
      <text:p text:style-name="P82"><text:span text:style-name="T1">Instantiate object</text:span> via:</text:p>
      <text:p text:style-name="P83">Dim Max As Person ‘ Max = Nothing here</text:p>
      <text:p text:style-name="P84">Set Max = New Person ‘ constructor runs here</text:p>
      <text:p text:style-name="P82">Or</text:p>
      <text:p text:style-name="P83">Dim Max As New Person ‘ constructor runs here and Max keeps ref. to object</text:p>
      <text:p text:style-name="P88">There is <text:span text:style-name="T25">no inheritance, just interface implementation.</text:span></text:p>
      <text:p text:style-name="P88"><text:span text:style-name="T1">Interface</text:span><text:span text:style-name="T25"> is declared like a class but with empty methods and w/o fields. Example for IPerson:</text:span></text:p>
      <text:p text:style-name="P88"><text:span text:style-name="T25"/></text:p>
      <text:p text:style-name="P116">Public Property Get Name() As String</text:p>
      <text:p text:style-name="P117">End Property</text:p>
      <text:p text:style-name="P117"/>
      <text:p text:style-name="P117">Public Property Let Name(value As String)</text:p>
      <text:p text:style-name="P117"><text:span text:style-name="T25">End Property</text:span></text:p>
      <text:p text:style-name="P117"><text:span text:style-name="T25"/></text:p>
      <text:p text:style-name="P108"><text:span text:style-name="T25">Public Sub Do</text:span><text:span text:style-name="T30">Smth</text:span><text:span text:style-name="T25">()</text:span></text:p>
      <text:p text:style-name="P122"><text:span text:style-name="T25">End Sub</text:span></text:p>
      <text:p text:style-name="P122"><text:span text:style-name="T25"/></text:p>
      <text:p text:style-name="P122"><text:span text:style-name="T25">Public Function GetSmth() As Integer</text:span></text:p>
      <text:p text:style-name="P122"><text:soft-page-break/><text:span text:style-name="T25">End Function</text:span></text:p>
      <text:p text:style-name="P123"><text:span text:style-name="T25">It’s implementation in class-module Person:</text:span></text:p>
      <text:p text:style-name="P124">Implements IPerson</text:p>
      <text:p text:style-name="P125"/>
      <text:p text:style-name="P109"><text:span text:style-name="T30">Private</text:span><text:span text:style-name="T25"> </text:span><text:span text:style-name="T6">m</text:span><text:span text:style-name="T25">Name As String</text:span></text:p>
      <text:p text:style-name="P108"><text:span text:style-name="T25"/></text:p>
      <text:p text:style-name="P117"><text:span text:style-name="T7">Private</text:span> Property Get <text:span text:style-name="T7">IPerson</text:span><text:span text:style-name="T31">_</text:span>Name() As String</text:p>
      <text:p text:style-name="P116"><text:span text:style-name="T7"><text:tab/>IPerson_</text:span><text:span text:style-name="T1">Name</text:span> <text:span text:style-name="T41">= mName</text:span></text:p>
      <text:p text:style-name="P117">End Property</text:p>
      <text:p text:style-name="P117"/>
      <text:p text:style-name="P117"><text:span text:style-name="T1">P</text:span><text:span text:style-name="T7">rivate</text:span> Property Let <text:span text:style-name="T7">IPerson</text:span><text:span text:style-name="T31">_</text:span>Name(value As String)</text:p>
      <text:p text:style-name="P117"><text:tab/><text:span text:style-name="T41">mName = value</text:span></text:p>
      <text:p text:style-name="P117"><text:span text:style-name="T25">End Property</text:span></text:p>
      <text:p text:style-name="P117"><text:span text:style-name="T25"/></text:p>
      <text:p text:style-name="P108"><text:span text:style-name="T6">P</text:span><text:span text:style-name="T7">rivate</text:span><text:span text:style-name="T25"> Sub </text:span><text:span text:style-name="T7">IPerson</text:span><text:span text:style-name="T31">_</text:span><text:span text:style-name="T25">Do</text:span><text:span text:style-name="T30">Smth</text:span><text:span text:style-name="T25">()</text:span></text:p>
      <text:p text:style-name="P108"><text:span text:style-name="T25"><text:tab/></text:span><text:span text:style-name="T31">Debug.Print(“Done something”)</text:span></text:p>
      <text:p text:style-name="P122"><text:span text:style-name="T25">End Sub</text:span></text:p>
      <text:p text:style-name="P122"><text:span text:style-name="T25"/></text:p>
      <text:p text:style-name="P122"><text:span text:style-name="T6">P</text:span><text:span text:style-name="T1">rivate</text:span><text:span text:style-name="T25"> Function </text:span><text:span text:style-name="T1">IPerson</text:span><text:span text:style-name="T25">_GetSmth() As String</text:span></text:p>
      <text:p text:style-name="P122"><text:span text:style-name="T25"><text:tab/> </text:span><text:span text:style-name="T1">IPerson_GetSmth</text:span><text:span text:style-name="T25"> = “something”</text:span></text:p>
      <text:p text:style-name="P122"><text:span text:style-name="T25">End Function</text:span></text:p>
      <text:p text:style-name="P126"><text:span text:style-name="T25">Method names have prefix IPerson_ - which means, that this are impl. of methods from IPerson. Also methods have exactly the same args. and return type but may be Private.</text:span></text:p>
      <text:p text:style-name="P127"><text:span text:style-name="T25">If class impl. several interfaces, add more Implements statements.</text:span></text:p>
      <text:h text:style-name="Heading_20_1" text:outline-level="1">Error handling</text:h>
      <text:p text:style-name="P31">Err-object</text:p>
      <text:p text:style-name="P46">Err.Raise {code}, Description:=””</text:p>
      <text:p text:style-name="P42"/>
      <text:p text:style-name="P43">Sub mySub()</text:p>
      <text:p text:style-name="P6"><text:tab/>On Error GoTo <text:span text:style-name="T3">ErrorHandler</text:span></text:p>
      <text:p text:style-name="P6"><text:tab/>‘ <text:span text:style-name="T11">code which may throw error</text:span></text:p>
      <text:p text:style-name="P6"><text:tab/><text:span text:style-name="T11">Exit Sub</text:span></text:p>
      <text:p text:style-name="P6"/>
      <text:p text:style-name="P6"><text:tab/><text:span text:style-name="T3">ErrorHandler</text:span><text:span text:style-name="T11">:</text:span></text:p>
      <text:p text:style-name="P6"><text:tab/><text:tab/><text:span text:style-name="T11">Select Case Err.Number </text:span></text:p>
      <text:p text:style-name="P6"><text:tab/><text:tab/><text:tab/><text:span text:style-name="T11">Case 1</text:span></text:p>
      <text:p text:style-name="P6"><text:tab/><text:tab/><text:tab/><text:tab/>‘ <text:span text:style-name="T11">action if Err.Number = 1</text:span></text:p>
      <text:p text:style-name="P6"><text:tab/><text:tab/><text:tab/>…</text:p>
      <text:p text:style-name="P7"><text:soft-page-break/><text:tab/><text:tab/><text:tab/><text:span text:style-name="T11">Case Else</text:span></text:p>
      <text:p text:style-name="P7"><text:tab/><text:tab/><text:tab/><text:tab/>‘ <text:span text:style-name="T11">action if Err.Number does not satisfy anything above</text:span></text:p>
      <text:p text:style-name="P6"><text:tab/><text:tab/><text:span text:style-name="T11">End Select</text:span></text:p>
      <text:p text:style-name="P9">End Sub</text:p>
      <text:p text:style-name="P8"/>
      <text:p text:style-name="P67"><text:span text:style-name="T1"/></text:p>
      <text:p text:style-name="P3">Suppress errors:</text:p>
      <text:p text:style-name="P1"><text:tab/>On Error Resume Next</text:p>
      <text:p text:style-name="P3">Cancel error suppression:</text:p>
      <text:p text:style-name="P1"><text:tab/>On Error GoTo 0</text:p>
      <text:p text:style-name="P1"/>
      <text:p text:style-name="P4">Get worksheet “orders”:</text:p>
      <text:p text:style-name="P1"><text:tab/>Set ws = ThisWorkbook.Worksheets("orders") ‘ <text:span text:style-name="T2">may raise error</text:span></text:p>
      <text:p text:style-name="P4">Create worksheet:</text:p>
      <text:p text:style-name="P4"><text:tab/>Set ws = ThisWorkbook.Worksheets.Add</text:p>
      <text:p text:style-name="P4"><text:tab/>ws.Name = "orders"</text:p>
      <text:p text:style-name="P4">ws is declared as:</text:p>
      <text:p text:style-name="P2"><text:tab/>Dim ws As Worksheet</text:p>
      <text:p text:style-name="P2"/>
      <text:p text:style-name="P5">Clear sheet(values and formatting):</text:p>
      <text:p text:style-name="P5"><text:tab/>ws.Cells.Clear</text:p>
      <text:p text:style-name="P5">Clear all values on sheet(formatting stays):</text:p>
      <text:p text:style-name="P5"><text:tab/>ws.Cells.ClearContents</text:p>
      <text:p text:style-name="P5"/>
      <text:p text:style-name="P33">Show “message box” window</text:p>
      <text:p text:style-name="P33"><text:tab/>MsgBox “Text to show”</text:p>
      <text:p text:style-name="P33"/>
      <text:p text:style-name="P96"><text:span text:style-name="T25">Access cells</text:span><text:span text:style-name="T26">(offsets &amp; mixed)</text:span><text:span text:style-name="T25">? Values(text, number, date) &amp; formulas? </text:span><text:span text:style-name="T27">Range(…) vs Cells</text:span><text:span text:style-name="T28">()</text:span><text:span text:style-name="T27">?</text:span></text:p>
      <text:p text:style-name="P94">Open file dialo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21:27:44.571616494</meta:creation-date>
    <dc:date>2026-03-01T20:04:21.760131092</dc:date>
    <meta:editing-duration>PT13H32M52S</meta:editing-duration>
    <meta:editing-cycles>70</meta:editing-cycles>
    <meta:generator>LibreOffice/24.2.7.2$Linux_X86_64 LibreOffice_project/420$Build-2</meta:generator>
    <meta:document-statistic meta:table-count="0" meta:image-count="0" meta:object-count="0" meta:page-count="8" meta:paragraph-count="259" meta:word-count="1183" meta:character-count="7236" meta:non-whitespace-character-count="6201"/>
  </office:meta>
</office:document-meta>
</file>